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Timer hardware</text:p>
          </table:table-cell>
          <table:covered-table-cell table:style-name="ce3"/>
          <table:table-cell table:style-name="ce4" office:value-type="string" calcext:value-type="string">
            <text:p>Base: 0x802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Control</text:p>
          </table:table-cell>
          <table:table-cell table:style-name="ce5"/>
          <table:table-cell table:number-columns-repeated="28"/>
          <table:table-cell office:value-type="string" calcext:value-type="string">
            <text:p>IE3</text:p>
          </table:table-cell>
          <table:table-cell office:value-type="string" calcext:value-type="string">
            <text:p>IE2</text:p>
          </table:table-cell>
          <table:table-cell office:value-type="string" calcext:value-type="string">
            <text:p>IE1</text:p>
          </table:table-cell>
          <table:table-cell office:value-type="string" calcext:value-type="string">
            <text:p>IE0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Status</text:p>
          </table:table-cell>
          <table:table-cell table:style-name="ce5"/>
          <table:table-cell table:number-columns-repeated="24"/>
          <table:table-cell table:style-name="ce6"/>
          <table:table-cell table:number-columns-repeated="3"/>
          <table:table-cell office:value-type="string" calcext:value-type="string">
            <text:p>IF3</text:p>
          </table:table-cell>
          <table:table-cell office:value-type="string" calcext:value-type="string">
            <text:p>IF2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0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 office:value-type="string" calcext:value-type="string">
            <text:p>Tim0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 office:value-type="string" calcext:value-type="string">
            <text:p>Tim0 Counter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unter</text:p>
          </table:table-cell>
          <table:covered-table-cell table:number-columns-repeated="15"/>
          <table:covered-table-cell table:style-name="ce6"/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 office:value-type="string" calcext:value-type="string">
            <text:p>Tim0 Compare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mpare</text:p>
          </table:table-cell>
          <table:covered-table-cell table:number-columns-repeated="31"/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 office:value-type="string" calcext:value-type="string">
            <text:p>Tim1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 office:value-type="string" calcext:value-type="string">
            <text:p>Tim1 Counter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unter</text:p>
          </table:table-cell>
          <table:covered-table-cell table:number-columns-repeated="15"/>
          <table:covered-table-cell table:style-name="ce6"/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 office:value-type="string" calcext:value-type="string">
            <text:p>Tim1 Compare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mpare</text:p>
          </table:table-cell>
          <table:covered-table-cell table:number-columns-repeated="31"/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/>
          <table:table-cell table:style-name="ce5"/>
          <table:table-cell table:number-columns-repeated="22"/>
          <table:table-cell table:style-name="ce6" table:number-columns-repeated="2"/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 office:value-type="string" calcext:value-type="string">
            <text:p>Tim2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 office:value-type="string" calcext:value-type="string">
            <text:p>Tim2 Counter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unter</text:p>
          </table:table-cell>
          <table:covered-table-cell table:number-columns-repeated="15"/>
          <table:covered-table-cell table:style-name="ce6"/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 office:value-type="string" calcext:value-type="string">
            <text:p>Tim2 Compare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mpare</text:p>
          </table:table-cell>
          <table:covered-table-cell table:number-columns-repeated="31"/>
          <table:table-cell table:number-columns-repeated="98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 office:value-type="string" calcext:value-type="string">
            <text:p>Tim3 Control</text:p>
          </table:table-cell>
          <table:table-cell table:style-name="ce5"/>
          <table:table-cell table:number-columns-repeated="24"/>
          <table:table-cell table:style-name="ce6"/>
          <table:table-cell table:number-columns-repeated="5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 office:value-type="string" calcext:value-type="string">
            <text:p>Tim3 Counter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unter</text:p>
          </table:table-cell>
          <table:covered-table-cell table:number-columns-repeated="15"/>
          <table:covered-table-cell table:style-name="ce6"/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 office:value-type="string" calcext:value-type="string">
            <text:p>Tim3 Compare</text:p>
          </table:table-cell>
          <table:table-cell table:style-name="ce5"/>
          <table:table-cell table:style-name="ce6" office:value-type="string" calcext:value-type="string" table:number-columns-spanned="32" table:number-rows-spanned="1">
            <text:p>32 bit compare</text:p>
          </table:table-cell>
          <table:covered-table-cell table:number-columns-repeated="31"/>
          <table:table-cell table:number-columns-repeated="98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55:49.391822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3:42.400989525</meta:creation-date>
    <dc:date>2018-01-19T18:56:23.218086667</dc:date>
    <meta:editing-duration>PT4H19M3S</meta:editing-duration>
    <meta:editing-cycles>7</meta:editing-cycles>
    <meta:generator>LibreOffice/5.1.6.2$Linux_X86_64 LibreOffice_project/10m0$Build-2</meta:generator>
    <meta:document-statistic meta:table-count="1" meta:cell-count="203" meta:object-count="0"/>
  </office:meta>
</office:document-meta>
</file>